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9.848cm" fo:min-width="19.6cm" fo:padding-top="0.175cm" fo:padding-bottom="0.175cm" fo:padding-left="0.3cm" fo:padding-right="0.3cm"/>
    </style:style>
    <style:style style:name="gr2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1.752cm" fo:min-width="1.502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52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234cm"/>
      <style:paragraph-properties style:writing-mode="lr-tb"/>
    </style:style>
    <style:style style:name="gr6" style:family="graphic" style:parent-style-name="objectwithoutfill">
      <style:graphic-properties svg:stroke-width="0.1cm" svg:stroke-color="#000000" draw:marker-start-width="0.35cm" draw:marker-end-width="0.35cm" draw:fill="solid" draw:textarea-vertical-align="middle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text-properties fo:font-size="12pt" style:font-size-asian="18pt" style:font-size-complex="18pt"/>
    </style:style>
    <style:style style:name="P6" style:family="paragraph">
      <loext:graphic-properties draw:fill="none" draw:fill-color="#ffffff"/>
      <style:text-properties fo:font-size="12pt" style:font-size-asian="18pt" style:font-size-complex="18pt"/>
    </style:style>
    <style:style style:name="P7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20.2cm" svg:height="10.198cm" svg:x="3.87cm" svg:y="6.44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.9cm" svg:height="2.9cm" svg:x="4.27cm" svg:y="6.8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2.9cm" svg:height="2.9cm" svg:x="7.57cm" svg:y="6.8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2.9cm" svg:height="2.9cm" svg:x="10.87cm" svg:y="6.8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2.9cm" svg:height="2.9cm" svg:x="14.17cm" svg:y="6.8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2.9cm" svg:height="2.9cm" svg:x="17.37cm" svg:y="6.8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2.9cm" svg:height="2.9cm" svg:x="20.77cm" svg:y="6.8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2.9cm" svg:height="2.9cm" svg:x="4.27cm" svg:y="10.1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2.9cm" svg:height="2.9cm" svg:x="7.57cm" svg:y="10.1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2.9cm" svg:height="2.9cm" svg:x="10.87cm" svg:y="10.1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2.9cm" svg:height="2.9cm" svg:x="14.17cm" svg:y="10.1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2.9cm" svg:height="2.9cm" svg:x="17.37cm" svg:y="10.1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2.9cm" svg:height="2.9cm" svg:x="20.77cm" svg:y="10.1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2.9cm" svg:height="2.9cm" svg:x="4.27cm" svg:y="13.3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2.9cm" svg:height="2.9cm" svg:x="7.552cm" svg:y="13.3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2.9cm" svg:height="2.9cm" svg:x="10.841cm" svg:y="13.3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2.9cm" svg:height="2.9cm" svg:x="14.17cm" svg:y="13.3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2.9cm" svg:height="2.9cm" svg:x="17.37cm" svg:y="13.3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2.9cm" svg:height="2.9cm" svg:x="20.77cm" svg:y="13.3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3" draw:layer="layout" svg:width="3.2cm" svg:height="2.384cm" svg:x="4.27cm" svg:y="4.945cm">
            <draw:text-box>
              <text:p text:style-name="P2">Highest - Dose 1</text:p>
            </draw:text-box>
          </draw:frame>
          <draw:frame draw:style-name="gr4" draw:text-style-name="P4" draw:layer="layout" svg:width="2.8cm" svg:height="0.962cm" svg:x="7.57cm" svg:y="5.645cm">
            <draw:text-box>
              <text:p>Dose 2</text:p>
            </draw:text-box>
          </draw:frame>
          <draw:frame draw:style-name="gr4" draw:text-style-name="P4" draw:layer="layout" svg:width="2.8cm" svg:height="0.962cm" svg:x="10.97cm" svg:y="5.645cm">
            <draw:text-box>
              <text:p>Dose 3</text:p>
            </draw:text-box>
          </draw:frame>
          <draw:frame draw:style-name="gr4" draw:text-style-name="P4" draw:layer="layout" svg:width="2.8cm" svg:height="0.962cm" svg:x="14.27cm" svg:y="5.683cm">
            <draw:text-box>
              <text:p>Dose 4</text:p>
            </draw:text-box>
          </draw:frame>
          <draw:frame draw:style-name="gr5" draw:text-style-name="P3" draw:layer="layout" svg:width="3.2cm" svg:height="1.673cm" svg:x="17.27cm" svg:y="4.961cm">
            <draw:text-box>
              <text:p text:style-name="P2">Lowest - Dose 5</text:p>
            </draw:text-box>
          </draw:frame>
          <draw:frame draw:style-name="gr4" draw:text-style-name="P3" draw:layer="layout" svg:width="2.8cm" svg:height="1.673cm" svg:x="20.87cm" svg:y="4.945cm">
            <draw:text-box>
              <text:p text:style-name="P2">Carrier Control</text:p>
            </draw:text-box>
          </draw:frame>
          <draw:frame draw:style-name="gr4" draw:text-style-name="P6" draw:layer="layout" svg:width="0.8cm" svg:height="0.773cm" svg:x="5.37cm" svg:y="7.845cm">
            <draw:text-box>
              <text:p text:style-name="P5">A</text:p>
            </draw:text-box>
          </draw:frame>
          <draw:frame draw:style-name="gr4" draw:text-style-name="P6" draw:layer="layout" svg:width="0.8cm" svg:height="0.773cm" svg:x="5.37cm" svg:y="11.272cm">
            <draw:text-box>
              <text:p text:style-name="P5">B</text:p>
            </draw:text-box>
          </draw:frame>
          <draw:frame draw:style-name="gr4" draw:text-style-name="P6" draw:layer="layout" svg:width="0.8cm" svg:height="0.773cm" svg:x="5.37cm" svg:y="14.445cm">
            <draw:text-box>
              <text:p text:style-name="P5">C</text:p>
            </draw:text-box>
          </draw:frame>
          <draw:frame draw:style-name="gr4" draw:text-style-name="P6" draw:layer="layout" svg:width="0.8cm" svg:height="0.773cm" svg:x="8.67cm" svg:y="7.745cm">
            <draw:text-box>
              <text:p text:style-name="P5">A</text:p>
            </draw:text-box>
          </draw:frame>
          <draw:frame draw:style-name="gr4" draw:text-style-name="P6" draw:layer="layout" svg:width="0.8cm" svg:height="0.773cm" svg:x="8.67cm" svg:y="11.172cm">
            <draw:text-box>
              <text:p text:style-name="P5">B</text:p>
            </draw:text-box>
          </draw:frame>
          <draw:frame draw:style-name="gr4" draw:text-style-name="P6" draw:layer="layout" svg:width="0.8cm" svg:height="0.773cm" svg:x="8.67cm" svg:y="14.345cm">
            <draw:text-box>
              <text:p text:style-name="P5">C</text:p>
            </draw:text-box>
          </draw:frame>
          <draw:frame draw:style-name="gr4" draw:text-style-name="P6" draw:layer="layout" svg:width="0.8cm" svg:height="0.773cm" svg:x="11.959cm" svg:y="7.782cm">
            <draw:text-box>
              <text:p text:style-name="P5">A</text:p>
            </draw:text-box>
          </draw:frame>
          <draw:frame draw:style-name="gr4" draw:text-style-name="P6" draw:layer="layout" svg:width="0.8cm" svg:height="0.773cm" svg:x="11.959cm" svg:y="11.209cm">
            <draw:text-box>
              <text:p text:style-name="P5">B</text:p>
            </draw:text-box>
          </draw:frame>
          <draw:frame draw:style-name="gr4" draw:text-style-name="P6" draw:layer="layout" svg:width="0.8cm" svg:height="0.773cm" svg:x="11.97cm" svg:y="14.372cm">
            <draw:text-box>
              <text:p text:style-name="P5">C</text:p>
            </draw:text-box>
          </draw:frame>
          <draw:frame draw:style-name="gr4" draw:text-style-name="P6" draw:layer="layout" svg:width="0.8cm" svg:height="0.773cm" svg:x="15.27cm" svg:y="7.772cm">
            <draw:text-box>
              <text:p text:style-name="P5">A</text:p>
            </draw:text-box>
          </draw:frame>
          <draw:frame draw:style-name="gr4" draw:text-style-name="P6" draw:layer="layout" svg:width="0.8cm" svg:height="0.773cm" svg:x="15.27cm" svg:y="11.199cm">
            <draw:text-box>
              <text:p text:style-name="P5">B</text:p>
            </draw:text-box>
          </draw:frame>
          <draw:frame draw:style-name="gr4" draw:text-style-name="P6" draw:layer="layout" svg:width="0.8cm" svg:height="0.773cm" svg:x="15.27cm" svg:y="14.372cm">
            <draw:text-box>
              <text:p text:style-name="P5">C</text:p>
            </draw:text-box>
          </draw:frame>
          <draw:frame draw:style-name="gr4" draw:text-style-name="P6" draw:layer="layout" svg:width="0.8cm" svg:height="0.773cm" svg:x="18.47cm" svg:y="7.845cm">
            <draw:text-box>
              <text:p text:style-name="P5">A</text:p>
            </draw:text-box>
          </draw:frame>
          <draw:frame draw:style-name="gr4" draw:text-style-name="P6" draw:layer="layout" svg:width="0.8cm" svg:height="0.773cm" svg:x="18.47cm" svg:y="11.272cm">
            <draw:text-box>
              <text:p text:style-name="P5">B</text:p>
            </draw:text-box>
          </draw:frame>
          <draw:frame draw:style-name="gr4" draw:text-style-name="P6" draw:layer="layout" svg:width="0.8cm" svg:height="0.773cm" svg:x="18.47cm" svg:y="14.445cm">
            <draw:text-box>
              <text:p text:style-name="P5">C</text:p>
            </draw:text-box>
          </draw:frame>
          <draw:frame draw:style-name="gr4" draw:text-style-name="P6" draw:layer="layout" svg:width="0.8cm" svg:height="0.773cm" svg:x="21.87cm" svg:y="7.772cm">
            <draw:text-box>
              <text:p text:style-name="P5">A</text:p>
            </draw:text-box>
          </draw:frame>
          <draw:frame draw:style-name="gr4" draw:text-style-name="P6" draw:layer="layout" svg:width="0.8cm" svg:height="0.773cm" svg:x="21.87cm" svg:y="11.199cm">
            <draw:text-box>
              <text:p text:style-name="P5">B</text:p>
            </draw:text-box>
          </draw:frame>
          <draw:frame draw:style-name="gr4" draw:text-style-name="P6" draw:layer="layout" svg:width="0.8cm" svg:height="0.773cm" svg:x="21.87cm" svg:y="14.372cm">
            <draw:text-box>
              <text:p text:style-name="P5">C</text:p>
            </draw:text-box>
          </draw:frame>
          <draw:line draw:style-name="gr6" draw:text-style-name="P7" draw:layer="layout" svg:x1="7.37cm" svg:y1="6.445cm" svg:x2="7.27cm" svg:y2="16.645cm">
            <text:p/>
          </draw:line>
          <draw:line draw:style-name="gr6" draw:text-style-name="P7" draw:layer="layout" svg:x1="10.67cm" svg:y1="6.445cm" svg:x2="10.57cm" svg:y2="16.645cm">
            <text:p/>
          </draw:line>
          <draw:line draw:style-name="gr6" draw:text-style-name="P7" draw:layer="layout" svg:x1="13.97cm" svg:y1="6.445cm" svg:x2="13.87cm" svg:y2="16.645cm">
            <text:p/>
          </draw:line>
          <draw:line draw:style-name="gr6" draw:text-style-name="P7" draw:layer="layout" svg:x1="17.27cm" svg:y1="6.445cm" svg:x2="17.17cm" svg:y2="16.645cm">
            <text:p/>
          </draw:line>
          <draw:line draw:style-name="gr6" draw:text-style-name="P7" draw:layer="layout" svg:x1="20.47cm" svg:y1="6.445cm" svg:x2="20.37cm" svg:y2="16.645cm">
            <text:p/>
          </draw:lin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0T14:52:01.031261027</meta:creation-date>
    <dc:date>2022-04-20T15:06:48.668394814</dc:date>
    <meta:editing-duration>PT3M55S</meta:editing-duration>
    <meta:editing-cycles>1</meta:editing-cycles>
    <meta:document-statistic meta:object-count="49"/>
    <meta:generator>LibreOffice/6.4.7.2$Linux_X86_64 LibreOffice_project/40$Build-2</meta:generator>
  </office:meta>
</office:document-meta>
</file>